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262d56" officeooo:paragraph-rsid="00262d56"/>
    </style:style>
    <style:style style:name="P3" style:family="paragraph" style:parent-style-name="Title">
      <style:paragraph-properties fo:break-before="page"/>
      <style:text-properties officeooo:rsid="00262d56" officeooo:paragraph-rsid="00262d5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normal" officeooo:rsid="00262d56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262d56" officeooo:paragraph-rsid="00262d56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28995d" officeooo:paragraph-rsid="0028995d" style:font-weight-asian="normal" style:font-weight-complex="normal"/>
    </style:style>
    <style:style style:name="P8" style:family="paragraph" style:parent-style-name="Text_20_body">
      <style:text-properties fo:font-weight="normal" officeooo:rsid="0028995d" officeooo:paragraph-rsid="0028995d" style:font-weight-asian="normal" style:font-weight-complex="normal"/>
    </style:style>
    <style:style style:name="P9" style:family="paragraph" style:parent-style-name="Text_20_body">
      <style:text-properties fo:font-weight="normal" officeooo:rsid="002a1423" officeooo:paragraph-rsid="002a1423" style:font-weight-asian="normal" style:font-weight-complex="normal"/>
    </style:style>
    <style:style style:name="P10" style:family="paragraph" style:parent-style-name="Text_20_body" style:list-style-name="L1">
      <style:text-properties officeooo:rsid="00262d56" officeooo:paragraph-rsid="00262d56"/>
    </style:style>
    <style:style style:name="P11" style:family="paragraph" style:parent-style-name="Text_20_body">
      <style:text-properties officeooo:rsid="002a1423" officeooo:paragraph-rsid="002a1423"/>
    </style:style>
    <style:style style:name="P12" style:family="paragraph" style:parent-style-name="Text_20_body" style:list-style-name="L2">
      <style:text-properties officeooo:rsid="002a1423" officeooo:paragraph-rsid="002a1423"/>
    </style:style>
    <style:style style:name="P13" style:family="paragraph" style:parent-style-name="Text_20_body" style:list-style-name="L2"/>
    <style:style style:name="P14" style:family="paragraph" style:parent-style-name="Heading_20_3">
      <style:text-properties officeooo:rsid="00262d56" officeooo:paragraph-rsid="00262d56"/>
    </style:style>
    <style:style style:name="T1" style:family="text">
      <style:text-properties officeooo:rsid="00262d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a1423"/>
    </style:style>
    <style:style style:name="T5" style:family="text">
      <style:text-properties officeooo:rsid="002a18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uille d’exercices Git</text:p>
      <text:p text:style-name="P2"/>
      <text:h text:style-name="P14" text:outline-level="3">Créer un nouveau dépôt git</text:h>
      <text:p text:style-name="P2">Déplacez vous avec un terminal dans le dossier des exercices pythons. Munissez vous de la feuille “mémento des commandes git”.</text:p>
      <text:list xml:id="list120937076" text:style-name="L1">
        <text:list-item>
          <text:p text:style-name="P4"><text:span text:style-name="T1">C</text:span>réer un nouveau dépôt <text:span text:style-name="T1">à cet endroit</text:span> avec <text:span text:style-name="T2">git init.</text:span></text:p>
        </text:list-item>
        <text:list-item>
          <text:p text:style-name="P5">Afficher l’état du dépôt. Que signifie non suivi ?</text:p>
        </text:list-item>
        <text:list-item>
          <text:p text:style-name="P6">Afficher la liste des commits du dépôt pour constater qu’il n’y en a aucun.</text:p>
        </text:list-item>
        <text:list-item>
          <text:p text:style-name="P10"><text:span text:style-name="T3">Essayer de créer un commit directement avec </text:span><text:span text:style-name="T2">git commit -m. </text:span><text:span text:style-name="T3">Pourquoi cela échoue-t-il ?</text:span></text:p>
        </text:list-item>
        <text:list-item>
          <text:p text:style-name="P6">Ajouter tous les fichiers au suivi. Supprimer l’un des fichiers. Vérifier l’état avec status.</text:p>
        </text:list-item>
        <text:list-item>
          <text:p text:style-name="P6">Vérifier le code ajouté avec diff.</text:p>
        </text:list-item>
        <text:list-item>
          <text:p text:style-name="P7">Valider ces modifications en créant un commit avec le message “version initiale”</text:p>
        </text:list-item>
        <text:list-item>
          <text:p text:style-name="P7">Ajouter le fichier restant supprimé précédemment et créer un autre commit avec le message “fichier oublié”.</text:p>
        </text:list-item>
        <text:list-item>
          <text:p text:style-name="P7">Modifier le message du dernier commit en “fichier restant”.</text:p>
        </text:list-item>
      </text:list>
      <text:p text:style-name="P8"/>
      <text:p text:style-name="P9">Explorer dépôt git</text:p>
      <text:list xml:id="list4084441740" text:style-name="L2">
        <text:list-item>
          <text:p text:style-name="P13"><text:span text:style-name="T4">Cloner le dépôt </text:span><text:a xlink:type="simple" xlink:href="https://github.com/miguelgrinberg/microblog" text:style-name="Internet_20_link" text:visited-style-name="Visited_20_Internet_20_Link"><text:span text:style-name="T4">https://github.com/miguelgrinberg/microblog</text:span></text:a></text:p>
        </text:list-item>
      </text:list>
      <text:p text:style-name="P11">Il s’agit d’<text:span text:style-name="T5">une application Flask assez complète et complexe que Miguel Grindberg vous propose de coder dans son Méga tutorial : </text:span><text:a xlink:type="simple" xlink:href="https://blog.miguelgrinberg.com/post/the-flask-mega-tutorial-part-i-hello-world" text:style-name="Internet_20_link" text:visited-style-name="Visited_20_Internet_20_Link"><text:span text:style-name="T5">https://blog.miguelgrinberg.com/post/the-flask-mega-tutorial-part-i-hello-world</text:span></text:a><text:span text:style-name="T5">. Suivre ce tutorial est un très bon exercice pour progresser en python (un peu plus dur que ce qu’on fera ici)</text:span></text:p>
      <text:list xml:id="list113540763448336" text:continue-numbering="true" text:style-name="L2">
        <text:list-item>
          <text:p text:style-name="P12">Lance<text:span text:style-name="T5">r</text:span> <text:span text:style-name="T2">git pull</text:span> et <text:span text:style-name="T2">git status</text:span></text:p>
        </text:list-item>
        <text:list-item>
          <text:p text:style-name="P12">Afficher la liste des commits du dépôt. Combien y a-t-il de chapitres ? Combien y a-t-il de commit en tout ?</text:p>
        </text:list-item>
        <text:list-item>
          <text:p text:style-name="P12">Installe<text:span text:style-name="T5">r</text:span> <text:span text:style-name="T2">tig</text:span> et explorez le dépot avec <text:span text:style-name="T2">tig</text:span><text:span text:style-name="T3"> ( Q pour quitter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4T11:35:39.335952590</dc:date>
    <meta:editing-duration>PT39M48S</meta:editing-duration>
    <meta:editing-cycles>9</meta:editing-cycles>
    <meta:generator>LibreOffice/6.0.7.3.0$Linux_X86_64 LibreOffice_project/00m0$Build-3</meta:generator>
    <meta:document-statistic meta:table-count="0" meta:image-count="0" meta:object-count="0" meta:page-count="1" meta:paragraph-count="19" meta:word-count="235" meta:character-count="1432" meta:non-whitespace-character-count="1228"/>
  </office:meta>
</office:document-meta>
</file>